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s Werte" table:style-name="ta1">
        <table:shapes>
          <draw:frame draw:z-index="0" draw:style-name="gr1" draw:text-style-name="P1" svg:width="159.89mm" svg:height="90.05mm" svg:x="173.05mm" svg:y="163.36mm">
            <loext:p/>
            <draw:object draw:notify-on-update-of-ranges="'5s Werte'.C31:'5s Werte'.F31 '5s Werte'.C40:'5s Werte'.F40 '5s Werte'.C31:'5s Werte'.F31 '5s Werte'.C41:'5s Werte'.F41 '5s Werte'.C31:'5s Werte'.F31 '5s Werte'.C42:'5s Werte'.F42 '5s Werte'.C31:'5s Werte'.F31 '5s Werte'.C43:'5s Werte'.F43 '5s Werte'.C31:'5s Werte'.F31 '5s Werte'.C44:'5s Werte'.F44 '5s Werte'.C31:'5s Werte'.F31 '5s Werte'.C45:'5s Werte'.F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8mm" svg:height="89.79mm" svg:x="54.31mm" svg:y="241.72mm">
            <loext:p/>
            <draw:object draw:notify-on-update-of-ranges="'5s Werte'.C31:'5s Werte'.F31 '5s Werte'.C47:'5s Werte'.F47 '5s Werte'.C31:'5s Werte'.F31 '5s Werte'.C48:'5s Werte'.F48 '5s Werte'.C31:'5s Werte'.F31 '5s Werte'.C49:'5s Werte'.F49 '5s Werte'.C31:'5s Werte'.F31 '5s Werte'.C50:'5s Werte'.F50 '5s Werte'.C31:'5s Werte'.F31 '5s Werte'.C51:'5s Werte'.F51 '5s Werte'.C31:'5s Werte'.F31 '5s Werte'.C52:'5s Werte'.F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27956851" calcext:value-type="float">
            <text:p>0,27956851</text:p>
          </table:table-cell>
          <table:table-cell office:value-type="float" office:value="-0.08901709" calcext:value-type="float">
            <text:p>-0,08901709</text:p>
          </table:table-cell>
          <table:table-cell office:value-type="float" office:value="5.42733607" calcext:value-type="float">
            <text:p>5,42733607</text:p>
          </table:table-cell>
          <table:table-cell office:value-type="float" office:value="-0.0662584" calcext:value-type="float">
            <text:p>-0,0662584</text:p>
          </table:table-cell>
          <table:table-cell/>
          <table:table-cell table:formula="of:= [.F2]-[.D2]" office:value-type="float" office:value="0.02275869" calcext:value-type="float">
            <text:p>0,022758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26882479" calcext:value-type="float">
            <text:p>0,26882479</text:p>
          </table:table-cell>
          <table:table-cell office:value-type="float" office:value="-0.09290494" calcext:value-type="float">
            <text:p>-0,09290494</text:p>
          </table:table-cell>
          <table:table-cell office:value-type="float" office:value="5.15732587" calcext:value-type="float">
            <text:p>5,15732587</text:p>
          </table:table-cell>
          <table:table-cell office:value-type="float" office:value="-0.09112972" calcext:value-type="float">
            <text:p>-0,09112972</text:p>
          </table:table-cell>
          <table:table-cell/>
          <table:table-cell table:formula="of:= [.F3]-[.D3]" office:value-type="float" office:value="0.00177522000000001" calcext:value-type="float">
            <text:p>0,001775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26330866" calcext:value-type="float">
            <text:p>0,26330866</text:p>
          </table:table-cell>
          <table:table-cell office:value-type="float" office:value="-0.08946872" calcext:value-type="float">
            <text:p>-0,08946872</text:p>
          </table:table-cell>
          <table:table-cell office:value-type="float" office:value="5.00333194" calcext:value-type="float">
            <text:p>5,00333194</text:p>
          </table:table-cell>
          <table:table-cell office:value-type="float" office:value="-0.10303458" calcext:value-type="float">
            <text:p>-0,10303458</text:p>
          </table:table-cell>
          <table:table-cell/>
          <table:table-cell table:formula="of:= [.F4]-[.D4]" office:value-type="float" office:value="-0.01356586" calcext:value-type="float">
            <text:p>-0,013565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26291002" calcext:value-type="float">
            <text:p>0,26291002</text:p>
          </table:table-cell>
          <table:table-cell office:value-type="float" office:value="-0.08890375" calcext:value-type="float">
            <text:p>-0,08890375</text:p>
          </table:table-cell>
          <table:table-cell office:value-type="float" office:value="5.06978906" calcext:value-type="float">
            <text:p>5,06978906</text:p>
          </table:table-cell>
          <table:table-cell office:value-type="float" office:value="-0.10118258" calcext:value-type="float">
            <text:p>-0,10118258</text:p>
          </table:table-cell>
          <table:table-cell/>
          <table:table-cell table:formula="of:= [.F5]-[.D5]" office:value-type="float" office:value="-0.01227883" calcext:value-type="float">
            <text:p>-0,012278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26287069" calcext:value-type="float">
            <text:p>0,26287069</text:p>
          </table:table-cell>
          <table:table-cell office:value-type="float" office:value="-0.08889194" calcext:value-type="float">
            <text:p>-0,08889194</text:p>
          </table:table-cell>
          <table:table-cell office:value-type="float" office:value="5.08069469" calcext:value-type="float">
            <text:p>5,08069469</text:p>
          </table:table-cell>
          <table:table-cell office:value-type="float" office:value="-0.09664765" calcext:value-type="float">
            <text:p>-0,09664765</text:p>
          </table:table-cell>
          <table:table-cell/>
          <table:table-cell table:formula="of:= [.F6]-[.D6]" office:value-type="float" office:value="-0.00775571" calcext:value-type="float">
            <text:p>-0,007755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0.26274029" calcext:value-type="float">
            <text:p>0,26274029</text:p>
          </table:table-cell>
          <table:table-cell office:value-type="float" office:value="-0.08910697" calcext:value-type="float">
            <text:p>-0,08910697</text:p>
          </table:table-cell>
          <table:table-cell office:value-type="float" office:value="5.06641091" calcext:value-type="float">
            <text:p>5,06641091</text:p>
          </table:table-cell>
          <table:table-cell office:value-type="float" office:value="-0.08969864" calcext:value-type="float">
            <text:p>-0,08969864</text:p>
          </table:table-cell>
          <table:table-cell/>
          <table:table-cell table:formula="of:= [.F7]-[.D7]" office:value-type="float" office:value="-0.000591669999999989" calcext:value-type="float">
            <text:p>-0,000591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92684" calcext:value-type="float">
            <text:p>0,03392684</text:p>
          </table:table-cell>
          <table:table-cell office:value-type="float" office:value="-0.09014796" calcext:value-type="float">
            <text:p>-0,09014796</text:p>
          </table:table-cell>
          <table:table-cell office:value-type="float" office:value="5.00673213" calcext:value-type="float">
            <text:p>5,00673213</text:p>
          </table:table-cell>
          <table:table-cell office:value-type="float" office:value="-0.05695425" calcext:value-type="float">
            <text:p>-0,05695425</text:p>
          </table:table-cell>
          <table:table-cell/>
          <table:table-cell table:formula="of:= [.F8]-[.D8]" office:value-type="float" office:value="0.03319371" calcext:value-type="float">
            <text:p>0,033193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92684" calcext:value-type="float">
            <text:p>0,03392684</text:p>
          </table:table-cell>
          <table:table-cell office:value-type="float" office:value="-0.09014796" calcext:value-type="float">
            <text:p>-0,09014796</text:p>
          </table:table-cell>
          <table:table-cell office:value-type="float" office:value="5.02803813" calcext:value-type="float">
            <text:p>5,02803813</text:p>
          </table:table-cell>
          <table:table-cell office:value-type="float" office:value="-0.09878685" calcext:value-type="float">
            <text:p>-0,09878685</text:p>
          </table:table-cell>
          <table:table-cell/>
          <table:table-cell table:formula="of:= [.F9]-[.D9]" office:value-type="float" office:value="-0.00863889" calcext:value-type="float">
            <text:p>-0,008638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3769" calcext:value-type="float">
            <text:p>0,03373769</text:p>
          </table:table-cell>
          <table:table-cell office:value-type="float" office:value="-0.08877081" calcext:value-type="float">
            <text:p>-0,08877081</text:p>
          </table:table-cell>
          <table:table-cell office:value-type="float" office:value="5.01612318" calcext:value-type="float">
            <text:p>5,01612318</text:p>
          </table:table-cell>
          <table:table-cell office:value-type="float" office:value="-0.11549175" calcext:value-type="float">
            <text:p>-0,11549175</text:p>
          </table:table-cell>
          <table:table-cell/>
          <table:table-cell table:formula="of:= [.F10]-[.D10]" office:value-type="float" office:value="-0.02672094" calcext:value-type="float">
            <text:p>-0,026720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4113" calcext:value-type="float">
            <text:p>0,03374113</text:p>
          </table:table-cell>
          <table:table-cell office:value-type="float" office:value="-0.08862659" calcext:value-type="float">
            <text:p>-0,08862659</text:p>
          </table:table-cell>
          <table:table-cell office:value-type="float" office:value="5.0839049" calcext:value-type="float">
            <text:p>5,0839049</text:p>
          </table:table-cell>
          <table:table-cell office:value-type="float" office:value="-0.1215984" calcext:value-type="float">
            <text:p>-0,1215984</text:p>
          </table:table-cell>
          <table:table-cell/>
          <table:table-cell table:formula="of:= [.F11]-[.D11]" office:value-type="float" office:value="-0.03297181" calcext:value-type="float">
            <text:p>-0,032971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4256" calcext:value-type="float">
            <text:p>0,03374256</text:p>
          </table:table-cell>
          <table:table-cell office:value-type="float" office:value="-0.08859983" calcext:value-type="float">
            <text:p>-0,08859983</text:p>
          </table:table-cell>
          <table:table-cell office:value-type="float" office:value="5.0765747" calcext:value-type="float">
            <text:p>5,0765747</text:p>
          </table:table-cell>
          <table:table-cell office:value-type="float" office:value="-0.12279786" calcext:value-type="float">
            <text:p>-0,12279786</text:p>
          </table:table-cell>
          <table:table-cell/>
          <table:table-cell table:formula="of:= [.F12]-[.D12]" office:value-type="float" office:value="-0.03419803" calcext:value-type="float">
            <text:p>-0,034198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44827586206897" calcext:value-type="float">
            <text:p>0,03448275862069</text:p>
          </table:table-cell>
          <table:table-cell office:value-type="float" office:value="0.0337429" calcext:value-type="float">
            <text:p>0,0337429</text:p>
          </table:table-cell>
          <table:table-cell office:value-type="float" office:value="-0.08859834" calcext:value-type="float">
            <text:p>-0,08859834</text:p>
          </table:table-cell>
          <table:table-cell office:value-type="float" office:value="5.04420719" calcext:value-type="float">
            <text:p>5,04420719</text:p>
          </table:table-cell>
          <table:table-cell office:value-type="float" office:value="-0.12359838" calcext:value-type="float">
            <text:p>-0,12359838</text:p>
          </table:table-cell>
          <table:table-cell/>
          <table:table-cell table:formula="of:= [.F13]-[.D13]" office:value-type="float" office:value="-0.03500004" calcext:value-type="float">
            <text:p>-0,03500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868" calcext:value-type="float">
            <text:p>0,0247868</text:p>
          </table:table-cell>
          <table:table-cell office:value-type="float" office:value="-0.09049386" calcext:value-type="float">
            <text:p>-0,09049386</text:p>
          </table:table-cell>
          <table:table-cell office:value-type="float" office:value="5.00683924" calcext:value-type="float">
            <text:p>5,00683924</text:p>
          </table:table-cell>
          <table:table-cell office:value-type="float" office:value="-0.05866513" calcext:value-type="float">
            <text:p>-0,05866513</text:p>
          </table:table-cell>
          <table:table-cell/>
          <table:table-cell table:formula="of:= [.F14]-[.D14]" office:value-type="float" office:value="0.03182873" calcext:value-type="float">
            <text:p>0,031828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868" calcext:value-type="float">
            <text:p>0,0247868</text:p>
          </table:table-cell>
          <table:table-cell office:value-type="float" office:value="-0.09049386" calcext:value-type="float">
            <text:p>-0,09049386</text:p>
          </table:table-cell>
          <table:table-cell office:value-type="float" office:value="5.00042785" calcext:value-type="float">
            <text:p>5,00042785</text:p>
          </table:table-cell>
          <table:table-cell office:value-type="float" office:value="-0.10175224" calcext:value-type="float">
            <text:p>-0,10175224</text:p>
          </table:table-cell>
          <table:table-cell/>
          <table:table-cell table:formula="of:= [.F15]-[.D15]" office:value-type="float" office:value="-0.01125838" calcext:value-type="float">
            <text:p>-0,011258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335" calcext:value-type="float">
            <text:p>0,02471335</text:p>
          </table:table-cell>
          <table:table-cell office:value-type="float" office:value="-0.09003519" calcext:value-type="float">
            <text:p>-0,09003519</text:p>
          </table:table-cell>
          <table:table-cell office:value-type="float" office:value="5.01090309" calcext:value-type="float">
            <text:p>5,01090309</text:p>
          </table:table-cell>
          <table:table-cell office:value-type="float" office:value="-0.10456825" calcext:value-type="float">
            <text:p>-0,10456825</text:p>
          </table:table-cell>
          <table:table-cell/>
          <table:table-cell table:formula="of:= [.F16]-[.D16]" office:value-type="float" office:value="-0.01453306" calcext:value-type="float">
            <text:p>-0,014533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465" calcext:value-type="float">
            <text:p>0,02471465</text:p>
          </table:table-cell>
          <table:table-cell office:value-type="float" office:value="-0.09002045" calcext:value-type="float">
            <text:p>-0,09002045</text:p>
          </table:table-cell>
          <table:table-cell office:value-type="float" office:value="5.00776213" calcext:value-type="float">
            <text:p>5,00776213</text:p>
          </table:table-cell>
          <table:table-cell office:value-type="float" office:value="-0.10521067" calcext:value-type="float">
            <text:p>-0,10521067</text:p>
          </table:table-cell>
          <table:table-cell/>
          <table:table-cell table:formula="of:= [.F17]-[.D17]" office:value-type="float" office:value="-0.01519022" calcext:value-type="float">
            <text:p>-0,015190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488" calcext:value-type="float">
            <text:p>0,02471488</text:p>
          </table:table-cell>
          <table:table-cell office:value-type="float" office:value="-0.09001649" calcext:value-type="float">
            <text:p>-0,09001649</text:p>
          </table:table-cell>
          <table:table-cell office:value-type="float" office:value="5.00662659" calcext:value-type="float">
            <text:p>5,00662659</text:p>
          </table:table-cell>
          <table:table-cell office:value-type="float" office:value="-0.10546735" calcext:value-type="float">
            <text:p>-0,10546735</text:p>
          </table:table-cell>
          <table:table-cell/>
          <table:table-cell table:formula="of:= [.F18]-[.D18]" office:value-type="float" office:value="-0.01545086" calcext:value-type="float">
            <text:p>-0,015450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0.0247149" calcext:value-type="float">
            <text:p>0,0247149</text:p>
          </table:table-cell>
          <table:table-cell office:value-type="float" office:value="-0.09001601" calcext:value-type="float">
            <text:p>-0,09001601</text:p>
          </table:table-cell>
          <table:table-cell office:value-type="float" office:value="5.00453275" calcext:value-type="float">
            <text:p>5,00453275</text:p>
          </table:table-cell>
          <table:table-cell office:value-type="float" office:value="-0.10605408" calcext:value-type="float">
            <text:p>-0,10605408</text:p>
          </table:table-cell>
          <table:table-cell/>
          <table:table-cell table:formula="of:= [.F19]-[.D19]" office:value-type="float" office:value="-0.01603807" calcext:value-type="float">
            <text:p>-0,016038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6587" calcext:value-type="float">
            <text:p>0,01966587</text:p>
          </table:table-cell>
          <table:table-cell office:value-type="float" office:value="-0.09065216" calcext:value-type="float">
            <text:p>-0,09065216</text:p>
          </table:table-cell>
          <table:table-cell office:value-type="float" office:value="5.01133966" calcext:value-type="float">
            <text:p>5,01133966</text:p>
          </table:table-cell>
          <table:table-cell office:value-type="float" office:value="-0.07157158" calcext:value-type="float">
            <text:p>-0,07157158</text:p>
          </table:table-cell>
          <table:table-cell/>
          <table:table-cell table:formula="of:= [.F20]-[.D20]" office:value-type="float" office:value="0.01908058" calcext:value-type="float">
            <text:p>0,019080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6587" calcext:value-type="float">
            <text:p>0,01966587</text:p>
          </table:table-cell>
          <table:table-cell office:value-type="float" office:value="-0.09065216" calcext:value-type="float">
            <text:p>-0,09065216</text:p>
          </table:table-cell>
          <table:table-cell office:value-type="float" office:value="5.00599809" calcext:value-type="float">
            <text:p>5,00599809</text:p>
          </table:table-cell>
          <table:table-cell office:value-type="float" office:value="-0.10165894" calcext:value-type="float">
            <text:p>-0,10165894</text:p>
          </table:table-cell>
          <table:table-cell/>
          <table:table-cell table:formula="of:= [.F21]-[.D21]" office:value-type="float" office:value="-0.01100678" calcext:value-type="float">
            <text:p>-0,011006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2969" calcext:value-type="float">
            <text:p>0,01962969</text:p>
          </table:table-cell>
          <table:table-cell office:value-type="float" office:value="-0.09046968" calcext:value-type="float">
            <text:p>-0,09046968</text:p>
          </table:table-cell>
          <table:table-cell office:value-type="float" office:value="5.00073509" calcext:value-type="float">
            <text:p>5,00073509</text:p>
          </table:table-cell>
          <table:table-cell office:value-type="float" office:value="-0.10108251" calcext:value-type="float">
            <text:p>-0,10108251</text:p>
          </table:table-cell>
          <table:table-cell/>
          <table:table-cell table:formula="of:= [.F22]-[.D22]" office:value-type="float" office:value="-0.01061283" calcext:value-type="float">
            <text:p>-0,010612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3019" calcext:value-type="float">
            <text:p>0,01963019</text:p>
          </table:table-cell>
          <table:table-cell office:value-type="float" office:value="-0.09047283" calcext:value-type="float">
            <text:p>-0,09047283</text:p>
          </table:table-cell>
          <table:table-cell office:value-type="float" office:value="5.01807617" calcext:value-type="float">
            <text:p>5,01807617</text:p>
          </table:table-cell>
          <table:table-cell office:value-type="float" office:value="-0.10068421" calcext:value-type="float">
            <text:p>-0,10068421</text:p>
          </table:table-cell>
          <table:table-cell/>
          <table:table-cell table:formula="of:= [.F23]-[.D23]" office:value-type="float" office:value="-0.01021138" calcext:value-type="float">
            <text:p>-0,010211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3025" calcext:value-type="float">
            <text:p>0,01963025</text:p>
          </table:table-cell>
          <table:table-cell office:value-type="float" office:value="-0.09047229" calcext:value-type="float">
            <text:p>-0,09047229</text:p>
          </table:table-cell>
          <table:table-cell office:value-type="float" office:value="5.01597131" calcext:value-type="float">
            <text:p>5,01597131</text:p>
          </table:table-cell>
          <table:table-cell office:value-type="float" office:value="-0.10036709" calcext:value-type="float">
            <text:p>-0,10036709</text:p>
          </table:table-cell>
          <table:table-cell/>
          <table:table-cell table:formula="of:= [.F24]-[.D24]" office:value-type="float" office:value="-0.00989480000000001" calcext:value-type="float">
            <text:p>-0,00989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963025" calcext:value-type="float">
            <text:p>0,01963025</text:p>
          </table:table-cell>
          <table:table-cell office:value-type="float" office:value="-0.09047224" calcext:value-type="float">
            <text:p>-0,09047224</text:p>
          </table:table-cell>
          <table:table-cell office:value-type="float" office:value="5.0125616" calcext:value-type="float">
            <text:p>5,0125616</text:p>
          </table:table-cell>
          <table:table-cell office:value-type="float" office:value="-0.09967328" calcext:value-type="float">
            <text:p>-0,09967328</text:p>
          </table:table-cell>
          <table:table-cell/>
          <table:table-cell table:formula="of:= [.F25]-[.D25]" office:value-type="float" office:value="-0.00920104000000001" calcext:value-type="float">
            <text:p>-0,00920104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0.02275869" calcext:value-type="float">
            <text:p>0,02275869</text:p>
          </table:table-cell>
          <table:table-cell office:value-type="float" office:value="0.03319371" calcext:value-type="float">
            <text:p>0,03319371</text:p>
          </table:table-cell>
          <table:table-cell office:value-type="float" office:value="0.03182873" calcext:value-type="float">
            <text:p>0,03182873</text:p>
          </table:table-cell>
          <table:table-cell office:value-type="float" office:value="0.01908058" calcext:value-type="float">
            <text:p>0,01908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177522000000001" calcext:value-type="float">
            <text:p>0,00177522</text:p>
          </table:table-cell>
          <table:table-cell office:value-type="float" office:value="-0.00863889" calcext:value-type="float">
            <text:p>-0,00863889</text:p>
          </table:table-cell>
          <table:table-cell office:value-type="float" office:value="-0.01125838" calcext:value-type="float">
            <text:p>-0,01125838</text:p>
          </table:table-cell>
          <table:table-cell office:value-type="float" office:value="-0.01100678" calcext:value-type="float">
            <text:p>-0,011006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1356586" calcext:value-type="float">
            <text:p>-0,01356586</text:p>
          </table:table-cell>
          <table:table-cell office:value-type="float" office:value="-0.02672094" calcext:value-type="float">
            <text:p>-0,02672094</text:p>
          </table:table-cell>
          <table:table-cell office:value-type="float" office:value="-0.01453306" calcext:value-type="float">
            <text:p>-0,01453306</text:p>
          </table:table-cell>
          <table:table-cell office:value-type="float" office:value="-0.01061283" calcext:value-type="float">
            <text:p>-0,010612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1227883" calcext:value-type="float">
            <text:p>-0,01227883</text:p>
          </table:table-cell>
          <table:table-cell office:value-type="float" office:value="-0.03297181" calcext:value-type="float">
            <text:p>-0,03297181</text:p>
          </table:table-cell>
          <table:table-cell office:value-type="float" office:value="-0.01519022" calcext:value-type="float">
            <text:p>-0,01519022</text:p>
          </table:table-cell>
          <table:table-cell office:value-type="float" office:value="-0.01021138" calcext:value-type="float">
            <text:p>-0,010211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0775571" calcext:value-type="float">
            <text:p>-0,00775571</text:p>
          </table:table-cell>
          <table:table-cell office:value-type="float" office:value="-0.03419803" calcext:value-type="float">
            <text:p>-0,03419803</text:p>
          </table:table-cell>
          <table:table-cell office:value-type="float" office:value="-0.01545086" calcext:value-type="float">
            <text:p>-0,01545086</text:p>
          </table:table-cell>
          <table:table-cell office:value-type="float" office:value="-0.00989480000000001" calcext:value-type="float">
            <text:p>-0,00989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00591669999999989" calcext:value-type="float">
            <text:p>-0,00059167</text:p>
          </table:table-cell>
          <table:table-cell office:value-type="float" office:value="-0.03500004" calcext:value-type="float">
            <text:p>-0,03500004</text:p>
          </table:table-cell>
          <table:table-cell office:value-type="float" office:value="-0.01603807" calcext:value-type="float">
            <text:p>-0,01603807</text:p>
          </table:table-cell>
          <table:table-cell office:value-type="float" office:value="-0.00920104000000001" calcext:value-type="float">
            <text:p>-0,0092010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[.C33]/[.D2]" office:value-type="float" office:value="-0.255666524259555" calcext:value-type="float">
            <text:p>-0,255666524259555</text:p>
          </table:table-cell>
          <table:table-cell table:formula="of:=[.D33]/[.D8]" office:value-type="float" office:value="-0.368213656748306" calcext:value-type="float">
            <text:p>-0,368213656748306</text:p>
          </table:table-cell>
          <table:table-cell table:formula="of:=[.H14]/[.D14]" office:value-type="float" office:value="-0.351722536755532" calcext:value-type="float">
            <text:p>-0,351722536755532</text:p>
          </table:table-cell>
          <table:table-cell table:formula="of:=[.F33]/[.D20]" office:value-type="float" office:value="-0.210481250529496" calcext:value-type="float">
            <text:p>-0,2104812505294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]/[.D3]" office:value-type="float" office:value="-0.0191079182657027" calcext:value-type="float">
            <text:p>-0,019107918265703</text:p>
          </table:table-cell>
          <table:table-cell table:formula="of:=[.D34]/[.D9]" office:value-type="float" office:value="0.0958301219461871" calcext:value-type="float">
            <text:p>0,095830121946187</text:p>
          </table:table-cell>
          <table:table-cell table:formula="of:=[.H15]/[.D15]" office:value-type="float" office:value="0.124410429613678" calcext:value-type="float">
            <text:p>0,124410429613678</text:p>
          </table:table-cell>
          <table:table-cell table:formula="of:=[.F34]/[.D21]" office:value-type="float" office:value="0.121417735661235" calcext:value-type="float">
            <text:p>0,121417735661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]/[.D4]" office:value-type="float" office:value="0.151626847908409" calcext:value-type="float">
            <text:p>0,151626847908409</text:p>
          </table:table-cell>
          <table:table-cell table:formula="of:=[.D35]/[.D10]" office:value-type="float" office:value="0.301010433497227" calcext:value-type="float">
            <text:p>0,301010433497227</text:p>
          </table:table-cell>
          <table:table-cell table:formula="of:=[.H16]/[.D16]" office:value-type="float" office:value="0.161415331050004" calcext:value-type="float">
            <text:p>0,161415331050004</text:p>
          </table:table-cell>
          <table:table-cell table:formula="of:=[.F35]/[.D22]" office:value-type="float" office:value="0.11730814124688" calcext:value-type="float">
            <text:p>0,117308141246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/[.D5]" office:value-type="float" office:value="0.138113746607989" calcext:value-type="float">
            <text:p>0,138113746607989</text:p>
          </table:table-cell>
          <table:table-cell table:formula="of:=[.D36]/[.D11]" office:value-type="float" office:value="0.372030673864356" calcext:value-type="float">
            <text:p>0,372030673864356</text:p>
          </table:table-cell>
          <table:table-cell table:formula="of:=[.H17]/[.D17]" office:value-type="float" office:value="0.168741880317195" calcext:value-type="float">
            <text:p>0,168741880317195</text:p>
          </table:table-cell>
          <table:table-cell table:formula="of:=[.F36]/[.D23]" office:value-type="float" office:value="0.112866813163687" calcext:value-type="float">
            <text:p>0,1128668131636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]/[.D6]" office:value-type="float" office:value="0.0872487426869073" calcext:value-type="float">
            <text:p>0,087248742686907</text:p>
          </table:table-cell>
          <table:table-cell table:formula="of:=[.D37]/[.D12]" office:value-type="float" office:value="0.385983020509181" calcext:value-type="float">
            <text:p>0,385983020509181</text:p>
          </table:table-cell>
          <table:table-cell table:formula="of:=[.H18]/[.D18]" office:value-type="float" office:value="0.171644773085465" calcext:value-type="float">
            <text:p>0,171644773085465</text:p>
          </table:table-cell>
          <table:table-cell table:formula="of:=[.F37]/[.D24]" office:value-type="float" office:value="0.10936829387208" calcext:value-type="float">
            <text:p>0,10936829387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]/[.D7]" office:value-type="float" office:value="0.00663999684873124" calcext:value-type="float">
            <text:p>0,006639996848731</text:p>
          </table:table-cell>
          <table:table-cell table:formula="of:=[.D38]/[.D13]" office:value-type="float" office:value="0.395041712971146" calcext:value-type="float">
            <text:p>0,395041712971146</text:p>
          </table:table-cell>
          <table:table-cell table:formula="of:=[.H19]/[.D19]" office:value-type="float" office:value="0.178169083477484" calcext:value-type="float">
            <text:p>0,178169083477484</text:p>
          </table:table-cell>
          <table:table-cell table:formula="of:=[.F38]/[.D25]" office:value-type="float" office:value="0.101700145812683" calcext:value-type="float">
            <text:p>0,1017001458126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 ABS([.C40])" office:value-type="float" office:value="0.255666524259555" calcext:value-type="float">
            <text:p>0,255666524259555</text:p>
          </table:table-cell>
          <table:table-cell table:formula="of:= ABS([.D40])" office:value-type="float" office:value="0.368213656748306" calcext:value-type="float">
            <text:p>0,368213656748306</text:p>
          </table:table-cell>
          <table:table-cell table:formula="of:= ABS([.E40])" office:value-type="float" office:value="0.351722536755532" calcext:value-type="float">
            <text:p>0,351722536755532</text:p>
          </table:table-cell>
          <table:table-cell table:formula="of:= ABS([.F40])" office:value-type="float" office:value="0.210481250529496" calcext:value-type="float">
            <text:p>0,2104812505294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 ABS([.C41])" office:value-type="float" office:value="0.0191079182657027" calcext:value-type="float">
            <text:p>0,019107918265703</text:p>
          </table:table-cell>
          <table:table-cell table:formula="of:= ABS([.D41])" office:value-type="float" office:value="0.0958301219461871" calcext:value-type="float">
            <text:p>0,095830121946187</text:p>
          </table:table-cell>
          <table:table-cell table:formula="of:= ABS([.E41])" office:value-type="float" office:value="0.124410429613678" calcext:value-type="float">
            <text:p>0,124410429613678</text:p>
          </table:table-cell>
          <table:table-cell table:formula="of:= ABS([.F41])" office:value-type="float" office:value="0.121417735661235" calcext:value-type="float">
            <text:p>0,121417735661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 ABS([.C42])" office:value-type="float" office:value="0.151626847908409" calcext:value-type="float">
            <text:p>0,151626847908409</text:p>
          </table:table-cell>
          <table:table-cell table:formula="of:= ABS([.D42])" office:value-type="float" office:value="0.301010433497227" calcext:value-type="float">
            <text:p>0,301010433497227</text:p>
          </table:table-cell>
          <table:table-cell table:formula="of:= ABS([.E42])" office:value-type="float" office:value="0.161415331050004" calcext:value-type="float">
            <text:p>0,161415331050004</text:p>
          </table:table-cell>
          <table:table-cell table:formula="of:= ABS([.F42])" office:value-type="float" office:value="0.11730814124688" calcext:value-type="float">
            <text:p>0,117308141246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 ABS([.C43])" office:value-type="float" office:value="0.138113746607989" calcext:value-type="float">
            <text:p>0,138113746607989</text:p>
          </table:table-cell>
          <table:table-cell table:formula="of:= ABS([.D43])" office:value-type="float" office:value="0.372030673864356" calcext:value-type="float">
            <text:p>0,372030673864356</text:p>
          </table:table-cell>
          <table:table-cell table:formula="of:= ABS([.E43])" office:value-type="float" office:value="0.168741880317195" calcext:value-type="float">
            <text:p>0,168741880317195</text:p>
          </table:table-cell>
          <table:table-cell table:formula="of:= ABS([.F43])" office:value-type="float" office:value="0.112866813163687" calcext:value-type="float">
            <text:p>0,1128668131636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 ABS([.C44])" office:value-type="float" office:value="0.0872487426869073" calcext:value-type="float">
            <text:p>0,087248742686907</text:p>
          </table:table-cell>
          <table:table-cell table:formula="of:= ABS([.D44])" office:value-type="float" office:value="0.385983020509181" calcext:value-type="float">
            <text:p>0,385983020509181</text:p>
          </table:table-cell>
          <table:table-cell table:formula="of:= ABS([.E44])" office:value-type="float" office:value="0.171644773085465" calcext:value-type="float">
            <text:p>0,171644773085465</text:p>
          </table:table-cell>
          <table:table-cell table:formula="of:= ABS([.F44])" office:value-type="float" office:value="0.10936829387208" calcext:value-type="float">
            <text:p>0,10936829387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 ABS([.C45])" office:value-type="float" office:value="0.00663999684873124" calcext:value-type="float">
            <text:p>0,006639996848731</text:p>
          </table:table-cell>
          <table:table-cell table:formula="of:= ABS([.D45])" office:value-type="float" office:value="0.395041712971146" calcext:value-type="float">
            <text:p>0,395041712971146</text:p>
          </table:table-cell>
          <table:table-cell table:formula="of:= ABS([.E45])" office:value-type="float" office:value="0.178169083477484" calcext:value-type="float">
            <text:p>0,178169083477484</text:p>
          </table:table-cell>
          <table:table-cell table:formula="of:= ABS([.F45])" office:value-type="float" office:value="0.101700145812683" calcext:value-type="float">
            <text:p>0,1017001458126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.00.0000</text:date>, <text:time style:data-style-name="N2" text:time-value="16:31:21.7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19:36:02.924000000</dc:date>
    <meta:editing-duration>PT7H39M18S</meta:editing-duration>
    <meta:editing-cycles>3</meta:editing-cycles>
    <meta:generator>LibreOffice/5.3.7.2$Windows_X86_64 LibreOffice_project/6b8ed514a9f8b44d37a1b96673cbbdd077e24059</meta:generator>
    <meta:document-statistic meta:table-count="1" meta:cell-count="2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429cm" svg:y="2.959cm" style:legend-expansion="high" chart:style-name="ch2"/>
        <chart:plot-area chart:style-name="ch3" table:cell-range-address="'5s Werte'.C31:'5s Werte'.F31 '5s Werte'.C40:'5s Werte'.F45" svg:x="0.319cm" svg:y="0.18cm" svg:width="12.791cm" svg:height="8.646cm">
          <chartooo:coordinate-region svg:x="1.152cm" svg:y="0.379cm" svg:width="11.77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s Werte'.C40:'5s Werte'.F40" chart:class="chart:scatter">
            <chart:domain table:cell-range-address="'5s Werte'.C31:'5s Werte'.F31"/>
            <chart:data-point chart:repeated="4"/>
          </chart:series>
          <chart:series chart:style-name="ch7" chart:values-cell-range-address="'5s Werte'.C41:'5s Werte'.F41" chart:class="chart:scatter">
            <chart:data-point chart:repeated="4"/>
          </chart:series>
          <chart:series chart:style-name="ch8" chart:values-cell-range-address="'5s Werte'.C42:'5s Werte'.F42" chart:class="chart:scatter">
            <chart:data-point chart:repeated="4"/>
          </chart:series>
          <chart:series chart:style-name="ch9" chart:values-cell-range-address="'5s Werte'.C43:'5s Werte'.F43" chart:class="chart:scatter">
            <chart:data-point chart:repeated="4"/>
          </chart:series>
          <chart:series chart:style-name="ch10" chart:values-cell-range-address="'5s Werte'.C44:'5s Werte'.F44" chart:class="chart:scatter">
            <chart:data-point chart:repeated="4"/>
          </chart:series>
          <chart:series chart:style-name="ch11" chart:values-cell-range-address="'5s Werte'.C45:'5s Werte'.F4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5s Werte'.C31:'5s Werte'.F31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-0.255666524259555">
                <text:p>-0.255666524259555</text:p>
                <draw:g>
                  <svg:desc>'5s Werte'.C40:'5s Werte'.F40</svg:desc>
                </draw:g>
              </table:table-cell>
              <table:table-cell office:value-type="float" office:value="-0.368213656748306">
                <text:p>-0.368213656748306</text:p>
              </table:table-cell>
              <table:table-cell office:value-type="float" office:value="-0.351722536755532">
                <text:p>-0.351722536755532</text:p>
              </table:table-cell>
              <table:table-cell office:value-type="float" office:value="-0.210481250529496">
                <text:p>-0.210481250529496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-0.0191079182657027">
                <text:p>-0.0191079182657027</text:p>
                <draw:g>
                  <svg:desc>'5s Werte'.C41:'5s Werte'.F41</svg:desc>
                </draw:g>
              </table:table-cell>
              <table:table-cell office:value-type="float" office:value="0.0958301219461871">
                <text:p>0.0958301219461871</text:p>
              </table:table-cell>
              <table:table-cell office:value-type="float" office:value="0.124410429613678">
                <text:p>0.124410429613678</text:p>
              </table:table-cell>
              <table:table-cell office:value-type="float" office:value="0.121417735661235">
                <text:p>0.121417735661235</text:p>
              </table:table-cell>
            </table:table-row>
            <table:table-row>
              <table:table-cell office:value-type="string">
                <text:p>Zeile 42</text:p>
                <draw:g>
                  <svg:desc/>
                </draw:g>
              </table:table-cell>
              <table:table-cell office:value-type="float" office:value="0.151626847908409">
                <text:p>0.151626847908409</text:p>
                <draw:g>
                  <svg:desc>'5s Werte'.C42:'5s Werte'.F42</svg:desc>
                </draw:g>
              </table:table-cell>
              <table:table-cell office:value-type="float" office:value="0.301010433497227">
                <text:p>0.301010433497227</text:p>
              </table:table-cell>
              <table:table-cell office:value-type="float" office:value="0.161415331050004">
                <text:p>0.161415331050004</text:p>
              </table:table-cell>
              <table:table-cell office:value-type="float" office:value="0.11730814124688">
                <text:p>0.11730814124688</text:p>
              </table:table-cell>
            </table:table-row>
            <table:table-row>
              <table:table-cell office:value-type="string">
                <text:p>Zeile 43</text:p>
                <draw:g>
                  <svg:desc/>
                </draw:g>
              </table:table-cell>
              <table:table-cell office:value-type="float" office:value="0.138113746607989">
                <text:p>0.138113746607989</text:p>
                <draw:g>
                  <svg:desc>'5s Werte'.C43:'5s Werte'.F43</svg:desc>
                </draw:g>
              </table:table-cell>
              <table:table-cell office:value-type="float" office:value="0.372030673864356">
                <text:p>0.372030673864356</text:p>
              </table:table-cell>
              <table:table-cell office:value-type="float" office:value="0.168741880317195">
                <text:p>0.168741880317195</text:p>
              </table:table-cell>
              <table:table-cell office:value-type="float" office:value="0.112866813163687">
                <text:p>0.112866813163687</text:p>
              </table:table-cell>
            </table:table-row>
            <table:table-row>
              <table:table-cell office:value-type="string">
                <text:p>Zeile 44</text:p>
                <draw:g>
                  <svg:desc/>
                </draw:g>
              </table:table-cell>
              <table:table-cell office:value-type="float" office:value="0.0872487426869073">
                <text:p>0.0872487426869073</text:p>
                <draw:g>
                  <svg:desc>'5s Werte'.C44:'5s Werte'.F44</svg:desc>
                </draw:g>
              </table:table-cell>
              <table:table-cell office:value-type="float" office:value="0.385983020509181">
                <text:p>0.385983020509181</text:p>
              </table:table-cell>
              <table:table-cell office:value-type="float" office:value="0.171644773085465">
                <text:p>0.171644773085465</text:p>
              </table:table-cell>
              <table:table-cell office:value-type="float" office:value="0.10936829387208">
                <text:p>0.10936829387208</text:p>
              </table:table-cell>
            </table:table-row>
            <table:table-row>
              <table:table-cell office:value-type="string">
                <text:p>Zeile 45</text:p>
                <draw:g>
                  <svg:desc/>
                </draw:g>
              </table:table-cell>
              <table:table-cell office:value-type="float" office:value="0.00663999684873124">
                <text:p>0.00663999684873124</text:p>
                <draw:g>
                  <svg:desc>'5s Werte'.C45:'5s Werte'.F45</svg:desc>
                </draw:g>
              </table:table-cell>
              <table:table-cell office:value-type="float" office:value="0.395041712971146">
                <text:p>0.395041712971146</text:p>
              </table:table-cell>
              <table:table-cell office:value-type="float" office:value="0.178169083477484">
                <text:p>0.178169083477484</text:p>
              </table:table-cell>
              <table:table-cell office:value-type="float" office:value="0.101700145812683">
                <text:p>0.101700145812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1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8cm" xlink:href=".." xlink:type="simple" chart:class="chart:scatter" chart:style-name="ch1">
        <chart:legend chart:legend-position="end" svg:x="13.428cm" svg:y="2.946cm" style:legend-expansion="high" chart:style-name="ch2"/>
        <chart:plot-area chart:style-name="ch3" table:cell-range-address="'5s Werte'.C31:'5s Werte'.F31 '5s Werte'.C47:'5s Werte'.F52" svg:x="0.319cm" svg:y="0.179cm" svg:width="12.79cm" svg:height="8.622cm">
          <chartooo:coordinate-region svg:x="1.417cm" svg:y="0.378cm" svg:width="11.505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s Werte'.C47:'5s Werte'.F47" chart:class="chart:scatter">
            <chart:domain table:cell-range-address="'5s Werte'.C31:'5s Werte'.F31"/>
            <chart:data-point chart:repeated="4"/>
          </chart:series>
          <chart:series chart:style-name="ch8" chart:values-cell-range-address="'5s Werte'.C48:'5s Werte'.F48" chart:class="chart:scatter">
            <chart:data-point chart:repeated="4"/>
          </chart:series>
          <chart:series chart:style-name="ch9" chart:values-cell-range-address="'5s Werte'.C49:'5s Werte'.F49" chart:class="chart:scatter">
            <chart:data-point chart:repeated="4"/>
          </chart:series>
          <chart:series chart:style-name="ch10" chart:values-cell-range-address="'5s Werte'.C50:'5s Werte'.F50" chart:class="chart:scatter">
            <chart:data-point chart:repeated="4"/>
          </chart:series>
          <chart:series chart:style-name="ch11" chart:values-cell-range-address="'5s Werte'.C51:'5s Werte'.F51" chart:class="chart:scatter">
            <chart:data-point chart:repeated="4"/>
          </chart:series>
          <chart:series chart:style-name="ch12" chart:values-cell-range-address="'5s Werte'.C52:'5s Werte'.F5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5s Werte'.C31:'5s Werte'.F31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255666524259555">
                <text:p>0.255666524259555</text:p>
                <draw:g>
                  <svg:desc>'5s Werte'.C47:'5s Werte'.F47</svg:desc>
                </draw:g>
              </table:table-cell>
              <table:table-cell office:value-type="float" office:value="0.368213656748306">
                <text:p>0.368213656748306</text:p>
              </table:table-cell>
              <table:table-cell office:value-type="float" office:value="0.351722536755532">
                <text:p>0.351722536755532</text:p>
              </table:table-cell>
              <table:table-cell office:value-type="float" office:value="0.210481250529496">
                <text:p>0.210481250529496</text:p>
              </table:table-cell>
            </table:table-row>
            <table:table-row>
              <table:table-cell office:value-type="string">
                <text:p>Zeile 48</text:p>
                <draw:g>
                  <svg:desc/>
                </draw:g>
              </table:table-cell>
              <table:table-cell office:value-type="float" office:value="0.0191079182657027">
                <text:p>0.0191079182657027</text:p>
                <draw:g>
                  <svg:desc>'5s Werte'.C48:'5s Werte'.F48</svg:desc>
                </draw:g>
              </table:table-cell>
              <table:table-cell office:value-type="float" office:value="0.0958301219461871">
                <text:p>0.0958301219461871</text:p>
              </table:table-cell>
              <table:table-cell office:value-type="float" office:value="0.124410429613678">
                <text:p>0.124410429613678</text:p>
              </table:table-cell>
              <table:table-cell office:value-type="float" office:value="0.121417735661235">
                <text:p>0.121417735661235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151626847908409">
                <text:p>0.151626847908409</text:p>
                <draw:g>
                  <svg:desc>'5s Werte'.C49:'5s Werte'.F49</svg:desc>
                </draw:g>
              </table:table-cell>
              <table:table-cell office:value-type="float" office:value="0.301010433497227">
                <text:p>0.301010433497227</text:p>
              </table:table-cell>
              <table:table-cell office:value-type="float" office:value="0.161415331050004">
                <text:p>0.161415331050004</text:p>
              </table:table-cell>
              <table:table-cell office:value-type="float" office:value="0.11730814124688">
                <text:p>0.11730814124688</text:p>
              </table:table-cell>
            </table:table-row>
            <table:table-row>
              <table:table-cell office:value-type="string">
                <text:p>Zeile 50</text:p>
                <draw:g>
                  <svg:desc/>
                </draw:g>
              </table:table-cell>
              <table:table-cell office:value-type="float" office:value="0.138113746607989">
                <text:p>0.138113746607989</text:p>
                <draw:g>
                  <svg:desc>'5s Werte'.C50:'5s Werte'.F50</svg:desc>
                </draw:g>
              </table:table-cell>
              <table:table-cell office:value-type="float" office:value="0.372030673864356">
                <text:p>0.372030673864356</text:p>
              </table:table-cell>
              <table:table-cell office:value-type="float" office:value="0.168741880317195">
                <text:p>0.168741880317195</text:p>
              </table:table-cell>
              <table:table-cell office:value-type="float" office:value="0.112866813163687">
                <text:p>0.112866813163687</text:p>
              </table:table-cell>
            </table:table-row>
            <table:table-row>
              <table:table-cell office:value-type="string">
                <text:p>Zeile 51</text:p>
                <draw:g>
                  <svg:desc/>
                </draw:g>
              </table:table-cell>
              <table:table-cell office:value-type="float" office:value="0.0872487426869073">
                <text:p>0.0872487426869073</text:p>
                <draw:g>
                  <svg:desc>'5s Werte'.C51:'5s Werte'.F51</svg:desc>
                </draw:g>
              </table:table-cell>
              <table:table-cell office:value-type="float" office:value="0.385983020509181">
                <text:p>0.385983020509181</text:p>
              </table:table-cell>
              <table:table-cell office:value-type="float" office:value="0.171644773085465">
                <text:p>0.171644773085465</text:p>
              </table:table-cell>
              <table:table-cell office:value-type="float" office:value="0.10936829387208">
                <text:p>0.10936829387208</text:p>
              </table:table-cell>
            </table:table-row>
            <table:table-row>
              <table:table-cell office:value-type="string">
                <text:p>Zeile 52</text:p>
                <draw:g>
                  <svg:desc/>
                </draw:g>
              </table:table-cell>
              <table:table-cell office:value-type="float" office:value="0.00663999684873124">
                <text:p>0.00663999684873124</text:p>
                <draw:g>
                  <svg:desc>'5s Werte'.C52:'5s Werte'.F52</svg:desc>
                </draw:g>
              </table:table-cell>
              <table:table-cell office:value-type="float" office:value="0.395041712971146">
                <text:p>0.395041712971146</text:p>
              </table:table-cell>
              <table:table-cell office:value-type="float" office:value="0.178169083477484">
                <text:p>0.178169083477484</text:p>
              </table:table-cell>
              <table:table-cell office:value-type="float" office:value="0.101700145812683">
                <text:p>0.101700145812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